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11.05cm" style:use-optimal-column-width="false"/>
    </style:style>
    <style:style style:name="co2" style:family="table-column">
      <style:table-column-properties style:column-width="83.777cm" style:use-optimal-column-width="false"/>
    </style:style>
    <style:style style:name="co3" style:family="table-column">
      <style:table-column-properties style:column-width="92.24cm" style:use-optimal-column-width="false"/>
    </style:style>
    <style:style style:name="co4" style:family="table-column">
      <style:table-column-properties style:column-width="7.126cm" style:use-optimal-column-width="false"/>
    </style:style>
    <style:style style:name="co5" style:family="table-column">
      <style:table-column-properties style:column-width="189.36cm" style:use-optimal-column-width="false"/>
    </style:style>
    <style:style style:name="co6" style:family="table-column">
      <style:table-column-properties style:column-width="169.941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19.091cm" style:use-optimal-row-height="false"/>
    </style:style>
    <style:style style:name="ro3" style:family="table-row">
      <style:table-row-properties style:row-height="37.981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00pt" style:font-size-asian="200pt" style:font-size-complex="200pt"/>
    </style:style>
    <style:style style:name="ce2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 style:writing-mode="rl-tb"/>
      <style:paragraph-properties fo:text-align="center" style:writing-mode="rl-tb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4" style:family="table-cell">
      <loext:graphic-properties draw:textarea-vertical-align="middle"/>
      <style:paragraph-properties fo:text-align="center" style:text-autospace="none"/>
      <style:text-properties style:font-name="Liberation Sans1" fo:font-size="200pt" fo:font-weight="bold" style:font-name-asian="Liberation Sans1" style:font-size-asian="200pt" style:font-weight-asian="bold" style:font-name-complex="Liberation Sans1" style:font-size-complex="200pt" style:font-weight-complex="bold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6" style:family="table-cell">
      <loext:graphic-properties draw:textarea-vertical-align="middle"/>
      <style:paragraph-properties fo:text-align="center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ce7" style:family="table-cell">
      <loext:graphic-properties draw:textarea-vertical-align="middle"/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8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9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margin-left="1.5cm" fo:margin-right="1.5cm" fo:margin-top="1.5cm" fo:margin-bottom="1.5cm" fo:text-align="center" fo:text-indent="0cm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P5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4" style:family="text">
      <style:text-properties style:use-window-font-color="true" loext:opacity="0%" style:font-name="Tahoma" fo:font-size="180pt" fo:font-weight="normal" style:letter-kerning="true" style:font-name-asian="Liberation Sans1" style:font-size-asian="180pt" style:font-weight-asian="normal" style:font-name-complex="Liberation Sans1" style:font-size-complex="180pt" style:font-weight-complex="normal"/>
    </style:style>
    <style:style style:name="T5" style:family="text"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T6" style:family="text">
      <style:text-properties style:use-window-font-color="true" loext:opacity="0%" style:font-name="Alvi Nastaleeq" fo:font-size="200pt" style:letter-kerning="true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64.543cm" svg:height="218.641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1"/>
            <table:table-row table:style-name="ro1">
              <table:table-cell table:style-name="ce1"/>
              <table:table-cell table:style-name="ce2" table:number-columns-spanned="2">
                <text:p text:style-name="P1"><text:span text:style-name="T1"><text:s/>مسافر کربلا والا </text:span></text:p>
              </table:table-cell>
              <table:covered-table-cell table:style-name="ce3"/>
              <table:table-cell table:style-name="ce4"/>
              <table:table-cell table:style-name="ce5" table:number-columns-spanned="2">
                <text:p text:style-name="P2"><text:span text:style-name="T2">Musafir Karbala wala</text:span></text:p>
              </table:table-cell>
              <table:covered-table-cell table:style-name="ce6"/>
              <table:table-cell table:style-name="ce7"/>
            </table:table-row>
            <table:table-row table:style-name="ro2" table:default-cell-style-name="ce7">
              <table:table-cell/>
              <table:table-cell table:style-name="ce8">
                <text:p text:style-name="P3"><text:span text:style-name="T3">جیویں اجڑا ہے کربل وچ، ایویں اجڑے نہ کوئی شالا</text:span><text:span text:style-name="T3"><text:line-break/></text:span><text:span text:style-name="T3">مسافر کربلا والا، مسافر کربلا والا</text:span></text:p>
              </table:table-cell>
              <table:table-cell table:style-name="ce8">
                <text:p text:style-name="P3"><text:span text:style-name="T3">ہوا پامال جس طرح، نہ ہو پامال کوئی مولا</text:span><text:span text:style-name="T3"><text:line-break/></text:span><text:span text:style-name="T3">مسافر کربلا والا، مسافر کربلا والا </text:span></text:p>
              </table:table-cell>
              <table:table-cell/>
              <table:table-cell table:style-name="ce5">
                <text:p text:style-name="P2"><text:span text:style-name="T4">Hua pamal jis tarha, na ho pamal koi mola </text:span><text:span text:style-name="T4"><text:line-break/></text:span><text:span text:style-name="T4">(Musafir, Karbala wala musafir)</text:span></text:p>
              </table:table-cell>
              <table:table-cell table:style-name="ce5">
                <text:p text:style-name="P2"><text:span text:style-name="T2">Jeenwain ujra hai karbal which, Eenwain ujray na koi shala </text:span><text:span text:style-name="T2"><text:line-break/></text:span><text:span text:style-name="T2">(Musafir, Karbala wala musafir)</text:span></text:p>
              </table:table-cell>
              <table:table-cell/>
            </table:table-row>
            <table:table-row table:style-name="ro3" table:default-cell-style-name="ce7">
              <table:table-cell>
                <text:p text:style-name="P4"><text:span text:style-name="T5">2</text:span></text:p>
              </table:table-cell>
              <table:table-cell table:style-name="ce8">
                <text:p text:style-name="P3"><text:span text:style-name="T3">لُٹا اِیوَیں ہے جنگل وچ، مسافر کربلا والا</text:span><text:span text:style-name="T3"><text:line-break/></text:span><text:span text:style-name="T3">تِھیا پامال مقتل وچ، مسافر کربلا والا</text:span><text:span text:style-name="T3"><text:line-break/></text:span><text:span text:style-name="T3">ہے نازاں نال بہوں اَوکھا، جِنُون زہراؑ نے ھَئی پالا</text:span><text:span text:style-name="T3"><text:line-break/></text:span><text:span text:style-name="T3"> (مسافر, کربلا والا مسافر)</text:span></text:p>
              </table:table-cell>
              <table:table-cell table:style-name="ce8">
                <text:p text:style-name="P3"><text:span text:style-name="T3">جگر زخمی ہے دل زخمی، مسافر کربلا والا</text:span><text:span text:style-name="T3"><text:line-break/></text:span><text:span text:style-name="T3">کمر خم ہو گئی جسکی، مسافر کربلا والا</text:span><text:span text:style-name="T3"><text:line-break/></text:span><text:span text:style-name="T3">نہ سنبھلا آ کے میداں میں، گرا غش کھا کے میدان میں</text:span><text:span text:style-name="T3"><text:line-break/></text:span><text:span text:style-name="T3">تھا کتنا حوصلے والا (مسافر, کربلا والا مسافر)</text:span></text:p>
              </table:table-cell>
              <table:table-cell>
                <text:p text:style-name="P4"><text:span text:style-name="T5">1</text:span></text:p>
              </table:table-cell>
              <table:table-cell table:style-name="ce5">
                <text:p text:style-name="P2"><text:span text:style-name="T2">Jigar zakhmi hai dil zakhmi, (Musafir karbala wala)</text:span><text:span text:style-name="T2"><text:line-break/></text:span><text:span text:style-name="T2">Kamar khum hogaee jiski, (Musafir karbala wala)</text:span><text:span text:style-name="T2"><text:line-break/></text:span><text:span text:style-name="T2">Na sambhla aa kay maidan mein, gira ghash kha kay maidan mein</text:span><text:span text:style-name="T2"><text:line-break/></text:span><text:span text:style-name="T2">Tha kitna hoslay wala (Musafir, Karbala wala musafir)</text:span></text:p>
              </table:table-cell>
              <table:table-cell table:style-name="ce5">
                <text:p text:style-name="P2"><text:span text:style-name="T2">Luta eenwain hai jungle which, (Musafir karbala wala)</text:span><text:span text:style-name="T2"><text:line-break/></text:span><text:span text:style-name="T2">Thia pamal maqtal which, (Musafir karbala wala)</text:span><text:span text:style-name="T2"><text:line-break/></text:span><text:span text:style-name="T2">Hai nazan naal Baoon okha, Jinoon zehra ney hai pala</text:span><text:span text:style-name="T2"><text:line-break/></text:span><text:span text:style-name="T2"> (Musafir, Karbala wala musafir)</text:span></text:p>
              </table:table-cell>
              <table:table-cell>
                <text:p text:style-name="P4"><text:span text:style-name="T5">2</text:span></text:p>
              </table:table-cell>
            </table:table-row>
            <table:table-row table:style-name="ro3" table:default-cell-style-name="ce7">
              <table:table-cell>
                <text:p text:style-name="P4"><text:span text:style-name="T5">4</text:span></text:p>
              </table:table-cell>
              <table:table-cell table:style-name="ce8">
                <text:p text:style-name="P3"><text:span text:style-name="T3">ریا بہوں دیر تِیراں تے، مسافر کربلا والا</text:span><text:span text:style-name="T3"><text:line-break/></text:span><text:span text:style-name="T3">پِیا بے دفن ریتاں تے، مسافر کربلا والا</text:span><text:span text:style-name="T3"><text:line-break/></text:span><text:span text:style-name="T3">ستم کِیتا مسافر دا، ہر اِک خیمہ جلا ڈالا</text:span><text:span text:style-name="T3"><text:line-break/></text:span><text:span text:style-name="T3"> (مسافر, کربلا والا مسافر)</text:span></text:p>
              </table:table-cell>
              <table:table-cell table:style-name="ce8">
                <text:p text:style-name="P3"><text:span text:style-name="T3">لڑا نو لاکھ تیروں سے، مسافر کربلا والا</text:span><text:span text:style-name="T3"><text:line-break/></text:span><text:span text:style-name="T3">ہُوا محروم بچوں سے، مسافر کربلا والا</text:span><text:span text:style-name="T3"><text:line-break/></text:span><text:span text:style-name="T3">جُدا غازیؑ ہُوا جسکا، جو تنہا ایک لشکر تھا</text:span><text:span text:style-name="T3"><text:line-break/></text:span><text:span text:style-name="T3">جو تھا مشک و علم والا (مسافر, کربلا والا مسافر)</text:span></text:p>
              </table:table-cell>
              <table:table-cell>
                <text:p text:style-name="P4"><text:span text:style-name="T5">3</text:span></text:p>
              </table:table-cell>
              <table:table-cell table:style-name="ce5">
                <text:p text:style-name="P2"><text:span text:style-name="T2">Lara no lakh teeron say, (Musafir karbala wala)</text:span><text:span text:style-name="T2"><text:line-break/></text:span><text:span text:style-name="T2">Hua mehroom bacchon say, (Musafir karbala wala)</text:span><text:span text:style-name="T2"><text:line-break/></text:span><text:span text:style-name="T2">Juda ghazi hua jiska, Jo tanha aik lashkar tha,</text:span><text:span text:style-name="T2"><text:line-break/></text:span><text:span text:style-name="T2">Jo tha mashk o alam wala (Musafir, Karbala wala musafir)</text:span></text:p>
              </table:table-cell>
              <table:table-cell table:style-name="ce5">
                <text:p text:style-name="P2"><text:span text:style-name="T2">Reya baoon dair teeran tae, (Musafir karbala wala)</text:span><text:span text:style-name="T2"><text:line-break/></text:span><text:span text:style-name="T2">Peya be dafn raitan tae, (Musafir karbala wala)</text:span><text:span text:style-name="T2"><text:line-break/></text:span><text:span text:style-name="T2">Sitam keeta Musafir da, Har ek khaima jala dala</text:span><text:span text:style-name="T2"><text:line-break/></text:span><text:span text:style-name="T2"> (Musafir, Karbala wala musafir)</text:span></text:p>
              </table:table-cell>
              <table:table-cell>
                <text:p text:style-name="P4"><text:span text:style-name="T5">4</text:span></text:p>
              </table:table-cell>
            </table:table-row>
            <table:table-row table:style-name="ro3" table:default-cell-style-name="ce7">
              <table:table-cell>
                <text:p text:style-name="P4"><text:span text:style-name="T5">6</text:span></text:p>
              </table:table-cell>
              <table:table-cell table:style-name="ce9">
                <text:p text:style-name="P5"><text:span text:style-name="T6">جِیڑا سرور دا چین ھَائی، مسافر کربلا والا</text:span><text:span text:style-name="T6"><text:line-break/></text:span><text:span text:style-name="T6">تے ناں جِیندا حسینؑ ھَائی، مسافر کربلا والا</text:span><text:span text:style-name="T6"><text:line-break/></text:span><text:span text:style-name="T6">اوکُوں ذبح کیا امّت، نسب جِیندا ھَئی اعلی</text:span><text:span text:style-name="T3"><text:line-break/></text:span><text:span text:style-name="T3"> (مسافر, کربلا والا مسافر)</text:span></text:p>
              </table:table-cell>
              <table:table-cell table:style-name="ce8">
                <text:p text:style-name="P3"><text:span text:style-name="T3">جو آیا رن میں جھولے سے، مسافر کربلا والا</text:span><text:span text:style-name="T3"><text:line-break/></text:span><text:span text:style-name="T3">بجھا کے پیاس تیروں سے، مسافر کربلا والا</text:span><text:span text:style-name="T3"><text:line-break/></text:span><text:span text:style-name="T3">ہنسا تیرِ ستم کھا کر، وہ پیاسا وہ علیؑ اصغر</text:span><text:span text:style-name="T3"><text:line-break/></text:span><text:span text:style-name="T3">ہوا قربان بابا پر (مسافر, کربلا والا مسافر)</text:span></text:p>
              </table:table-cell>
              <table:table-cell>
                <text:p text:style-name="P4"><text:span text:style-name="T5">5</text:span></text:p>
              </table:table-cell>
              <table:table-cell table:style-name="ce5">
                <text:p text:style-name="P2"><text:span text:style-name="T2">Jo aaya run mein jhoolay say, (Musafir karbala wala)</text:span><text:span text:style-name="T2"><text:line-break/></text:span><text:span text:style-name="T2">Bujha kay piyas teeron say, (Musafir karbala wala)</text:span><text:span text:style-name="T2"><text:line-break/></text:span><text:span text:style-name="T2">Hansa teer e sitam kha kar, Wo piyasa wo ali asghar</text:span><text:span text:style-name="T2"><text:line-break/></text:span><text:span text:style-name="T2">Hua qurbaan baba par (Musafir, Karbala wala musafir)</text:span></text:p>
              </table:table-cell>
              <table:table-cell table:style-name="ce5">
                <text:p text:style-name="P2"><text:span text:style-name="T2">Jera sarwar da chain haaee, (Musafir karbala wala)</text:span><text:span text:style-name="T2"><text:line-break/></text:span><text:span text:style-name="T2">Tae naa jainda hussain haaee, (Musafir karbala wala)</text:span><text:span text:style-name="T2"><text:line-break/></text:span><text:span text:style-name="T2">Ookoon zibha kiya ummat, Nasab jainda haee aala</text:span><text:span text:style-name="T2"><text:line-break/></text:span><text:span text:style-name="T2"> (Musafir, Karbala wala musafir)</text:span></text:p>
              </table:table-cell>
              <table:table-cell>
                <text:p text:style-name="P4"><text:span text:style-name="T5">6</text:span></text:p>
              </table:table-cell>
            </table:table-row>
            <table:table-row table:style-name="ro3" table:default-cell-style-name="ce7">
              <table:table-cell>
                <text:p text:style-name="P4"><text:span text:style-name="T5">8</text:span></text:p>
              </table:table-cell>
              <table:table-cell table:style-name="ce8">
                <text:p text:style-name="P3"><text:span text:style-name="T3">سہارا بس اے بھینڑی دا، مسافر کربلا والا</text:span><text:span text:style-name="T3"><text:line-break/></text:span><text:span text:style-name="T3">وَلے خیمے دے وِچ جِیندا، مسافر کربلا والا</text:span><text:span text:style-name="T3"><text:line-break/></text:span><text:span text:style-name="T3">علیؑ دی دھی ہاں کر مینڈی، دُعا منظور رب شالا</text:span><text:span text:style-name="T3"><text:line-break/></text:span><text:span text:style-name="T3"> (مسافر, کربلا والا مسافر)</text:span></text:p>
              </table:table-cell>
              <table:table-cell table:style-name="ce8">
                <text:p text:style-name="P3"><text:span text:style-name="T3">چُھپا تیروں کے اندر تھا، مسافر کربلا والا</text:span><text:span text:style-name="T3"><text:line-break/></text:span><text:span text:style-name="T3">بہن نے دور سے دیکھا تھا، مسافر کربلا والا</text:span><text:span text:style-name="T3"><text:line-break/></text:span><text:span text:style-name="T3">نجف کی شاہزادی نے، ہماری آقازادی نے</text:span><text:span text:style-name="T3"><text:line-break/></text:span><text:span text:style-name="T3">کہا مارا گیا بھیا (مسافر, کربلا والا مسافر)</text:span></text:p>
              </table:table-cell>
              <table:table-cell>
                <text:p text:style-name="P4"><text:span text:style-name="T5">7</text:span></text:p>
              </table:table-cell>
              <table:table-cell table:style-name="ce5">
                <text:p text:style-name="P2"><text:span text:style-name="T2">Chupa teeron kay andar tha, (Musafir karbala wala)</text:span><text:span text:style-name="T2"><text:line-break/></text:span><text:span text:style-name="T2">Behen ney dur sey deikha, (Musafir karbala wala)</text:span><text:span text:style-name="T2"><text:line-break/></text:span><text:span text:style-name="T2">Najaf ki shahazadi ney, Hamari aqazadi ney</text:span><text:span text:style-name="T2"><text:line-break/></text:span><text:span text:style-name="T2">Kaha maragaya bhaiya (Musafir, Karbala wala musafir)</text:span></text:p>
              </table:table-cell>
              <table:table-cell table:style-name="ce5">
                <text:p text:style-name="P2"><text:span text:style-name="T2">Sahara bus ae bhainri da, (Musafir karbala wala)</text:span><text:span text:style-name="T2"><text:line-break/></text:span><text:span text:style-name="T2">Walay khemay day which jeenda, (Musafir karbala wala)</text:span><text:span text:style-name="T2"><text:line-break/></text:span><text:span text:style-name="T2">Ali de dhee Haan kar maindi, Dua manzoor rub shala</text:span><text:span text:style-name="T2"><text:line-break/></text:span><text:span text:style-name="T2"> (Musafir, Karbala wala musafir)</text:span></text:p>
              </table:table-cell>
              <table:table-cell>
                <text:p text:style-name="P4"><text:span text:style-name="T5">8</text:span></text:p>
              </table:table-cell>
            </table:table-row>
            <table:table-row table:style-name="ro3" table:default-cell-style-name="ce7">
              <table:table-cell>
                <text:p text:style-name="P4"><text:span text:style-name="T5">10</text:span></text:p>
              </table:table-cell>
              <table:table-cell table:style-name="ce8">
                <text:p text:style-name="P3"><text:span text:style-name="T3">لکھے حسنین اے کِیویں، مسافر کربلا والا</text:span><text:span text:style-name="T3"><text:line-break/></text:span><text:span text:style-name="T3">تِھیا تقسیم ہے جِیویں، مسافر کربلا والا</text:span><text:span text:style-name="T3"><text:line-break/></text:span><text:span text:style-name="T3">بکھر ویندی ہے جا جا تے، جیویں تسبیح دی کوئی مالا</text:span><text:span text:style-name="T3"><text:line-break/></text:span><text:span text:style-name="T3"> (مسافر, کربلا والا مسافر)</text:span></text:p>
              </table:table-cell>
              <table:table-cell table:style-name="ce8">
                <text:p text:style-name="P3"><text:span text:style-name="T3">عطا ریحان کرتا ہے، مسافر کربلا والا</text:span><text:span text:style-name="T3"><text:line-break/></text:span><text:span text:style-name="T3">طلب جو کوئی کرتا ہے، مسافر کربلا والا</text:span><text:span text:style-name="T3"><text:line-break/></text:span><text:span text:style-name="T3">ہر اِک کو رزق ماتم کا، سخی ہے دونوں عالم کا</text:span><text:span text:style-name="T3"><text:line-break/></text:span><text:span text:style-name="T3">عزاداروں کا ہے مولا (مسافر, کربلا والا مسافر)</text:span></text:p>
              </table:table-cell>
              <table:table-cell>
                <text:p text:style-name="P4"><text:span text:style-name="T5">9</text:span></text:p>
              </table:table-cell>
              <table:table-cell table:style-name="ce5">
                <text:p text:style-name="P2"><text:span text:style-name="T2">Ata rehan karta hai, (Musafir karbala wala)</text:span><text:span text:style-name="T2"><text:line-break/></text:span><text:span text:style-name="T2">Talab jo koi karta hai, (Musafir karbala wala)</text:span><text:span text:style-name="T2"><text:line-break/></text:span><text:span text:style-name="T2">Her ek ko rizq matam ka, Sakhi hai dono alam ka</text:span><text:span text:style-name="T2"><text:line-break/></text:span><text:span text:style-name="T2">Azadaron ka hai mola (Musafir, Karbala wala musafir)</text:span></text:p>
              </table:table-cell>
              <table:table-cell table:style-name="ce5">
                <text:p text:style-name="P2"><text:span text:style-name="T2">Likhay hasnain ae keewain, (Musafir karbala wala)</text:span><text:span text:style-name="T2"><text:line-break/></text:span><text:span text:style-name="T2">Thia taqseem hai jeewain, (Musafir karbala wala)</text:span><text:span text:style-name="T2"><text:line-break/></text:span><text:span text:style-name="T2">Bikhar waindi Hai jaa jaa tae, Jeewain tasbeeh de koi mala</text:span><text:span text:style-name="T2"><text:line-break/></text:span><text:span text:style-name="T2"> (Musafir, Karbala wala musafir)</text:span></text:p>
              </table:table-cell>
              <table:table-cell>
                <text:p text:style-name="P4"><text:span text:style-name="T5">10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564.54cm" fo:page-height="218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3:14:22.510293400</dc:date>
    <meta:editing-duration>PT1H2M34S</meta:editing-duration>
    <meta:editing-cycles>19</meta:editing-cycles>
    <meta:generator>LibreOffice/25.2.4.3$Windows_X86_64 LibreOffice_project/33e196637044ead23f5c3226cde09b47731f7e27</meta:generator>
    <meta:document-statistic meta:object-count="1"/>
  </office:meta>
</office:document-meta>
</file>